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fo:language="en" fo:country="US"/>
    </style:style>
    <style:style style:name="P2" style:parent-style-name="Normal" style:family="paragraph">
      <style:paragraph-properties fo:text-align="justify" fo:line-height="150%"/>
    </style:style>
    <style:style style:name="T3" style:parent-style-name="DefaultParagraphFont" style:family="text">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language="en" fo:country="US"/>
    </style:style>
    <style:style style:name="T6" style:parent-style-name="DefaultParagraphFont" style:family="text">
      <style:text-properties style:font-name="Arial" style:font-name-complex="Arial" fo:font-size="12pt" style:font-size-asian="12pt" style:font-size-complex="12pt" fo:language="en" fo:country="US"/>
    </style:style>
    <style:style style:name="T7" style:parent-style-name="DefaultParagraphFont" style:family="text">
      <style:text-properties style:font-name="Arial" style:font-name-complex="Arial" fo:font-size="12pt" style:font-size-asian="12pt" style:font-size-complex="12pt" fo:language="en" fo:country="US"/>
    </style:style>
  </office:automatic-styles>
  <office:body>
    <office:text text:use-soft-page-breaks="true">
      <text:p text:style-name="P1">Literature Review</text:p>
      <text:p text:style-name="P2"><text:span text:style-name="T3">My literature review was documented in the past tense for the reason that research on past articles were used and compared between each other. The literature review consists of areas of research that are going to be used for the implementation of the prototype that will be developed. Some of the subjects were Social Security threats, Cyber Security threats, Gamification, E-learning, Visualization literacy and user experience. 3 papers were found on social security and cyber security where various threats were found that are surfacing nowadays and also the lack of awareness there is on cyber security especially when it comes to young students. 6 papers were found on gamification, where existing tools that are used for gamification were examined and found various conclusions of the papers, then comparing them with each other. 1 paper was found on puzzle-based learning</text:span><text:span text:style-name="T4"><text:s/>that was defined as a technique consist of problems in words or phrases. 1 paper was used on user experience showing various behaviors of students when using a gamification tool.<text:s/></text:span><text:span text:style-name="T5">Another paper was also used for visualization literacy demonstrating that effect between teaching material that is in theory and visual material. References from all the mentioned papers above were added in context while describing the methods used and results. A passive style of writing was used where the subject was objectified and analyzed. A figure of the phases that<text:s/></text:span><text:span text:style-name="T6">one should follow when creating a gamification tool is referenced and also factors regarding guidelines when it comes to security awareness and<text:s/></text:span><text:span text:style-name="T7">how one should handle certain sitatua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Portelli</meta:initial-creator>
    <dc:creator>Justin Portelli</dc:creator>
    <meta:creation-date>2020-06-01T15:24:00Z</meta:creation-date>
    <dc:date>2020-06-01T17:52:00Z</dc:date>
    <meta:template xlink:href="Normal" xlink:type="simple"/>
    <meta:editing-cycles>2</meta:editing-cycles>
    <meta:editing-duration>PT8580S</meta:editing-duration>
    <meta:document-statistic meta:page-count="1" meta:paragraph-count="3" meta:word-count="244" meta:character-count="1635" meta:row-count="11" meta:non-whitespace-character-count="1394"/>
  </office:meta>
</office:document-meta>
</file>